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Helvetica2"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0cd04"/>
    </style:style>
    <style:style style:name="P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2fe7a4" officeooo:paragraph-rsid="002fe7a4"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paragraph-properties style:snap-to-layout-grid="false"/>
      <style:text-properties fo:language="en" fo:country="US" officeooo:rsid="002fe7a4" officeooo:paragraph-rsid="002fe7a4" style:language-complex="ar" style:country-complex="SA"/>
    </style:style>
    <style:style style:name="P12" style:family="paragraph" style:parent-style-name="Document_20_Title">
      <style:text-properties fo:language="en" fo:country="US" style:language-complex="ar" style:country-complex="SA"/>
    </style:style>
    <style:style style:name="P1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4"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5" style:family="paragraph" style:parent-style-name="Standard">
      <style:text-properties style:font-name="Arial" fo:language="en" fo:country="US" officeooo:paragraph-rsid="001b92ce" style:language-complex="ar" style:country-complex="SA"/>
    </style:style>
    <style:style style:name="P16" style:family="paragraph" style:parent-style-name="Standard">
      <style:text-properties style:font-name="Arial" fo:language="en" fo:country="US" officeooo:rsid="001febee" officeooo:paragraph-rsid="001b92ce" style:language-complex="ar" style:country-complex="SA"/>
    </style:style>
    <style:style style:name="P17" style:family="paragraph" style:parent-style-name="Standard">
      <style:text-properties fo:language="en" fo:country="US" style:language-complex="ar" style:country-complex="SA"/>
    </style:style>
    <style:style style:name="P18" style:family="paragraph" style:parent-style-name="Standard">
      <style:text-properties officeooo:paragraph-rsid="0027f1fb"/>
    </style:style>
    <style:style style:name="P19" style:family="paragraph" style:parent-style-name="Standard">
      <style:text-properties officeooo:rsid="0028311f" officeooo:paragraph-rsid="0028311f"/>
    </style:style>
    <style:style style:name="P20" style:family="paragraph" style:parent-style-name="Body">
      <style:text-properties officeooo:paragraph-rsid="001b92ce"/>
    </style:style>
    <style:style style:name="P21" style:family="paragraph" style:parent-style-name="Body">
      <style:text-properties fo:language="en" fo:country="US" style:language-complex="ar" style:country-complex="SA"/>
    </style:style>
    <style:style style:name="P22" style:family="paragraph" style:parent-style-name="Body">
      <style:text-properties fo:language="en" fo:country="US" officeooo:rsid="001febee" officeooo:paragraph-rsid="001b92ce" style:language-complex="ar" style:country-complex="SA"/>
    </style:style>
    <style:style style:name="P23"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4" style:family="paragraph" style:parent-style-name="Body">
      <style:text-properties officeooo:rsid="00273ec8" officeooo:paragraph-rsid="00273ec8"/>
    </style:style>
    <style:style style:name="P25" style:family="paragraph" style:parent-style-name="Body">
      <style:text-properties officeooo:paragraph-rsid="002af132"/>
    </style:style>
    <style:style style:name="P26" style:family="paragraph" style:parent-style-name="Body">
      <style:text-properties officeooo:rsid="002cdfe5" officeooo:paragraph-rsid="002cdfe5"/>
    </style:style>
    <style:style style:name="P27" style:family="paragraph" style:parent-style-name="Body">
      <style:text-properties officeooo:rsid="002e6358" officeooo:paragraph-rsid="002e6358"/>
    </style:style>
    <style:style style:name="P28" style:family="paragraph" style:parent-style-name="Body">
      <style:text-properties officeooo:rsid="002fe7a4" officeooo:paragraph-rsid="002fe7a4"/>
    </style:style>
    <style:style style:name="P29"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officeooo:paragraph-rsid="0028311f" style:font-name-asian="Helvetica2" style:font-size-asian="10pt" style:font-weight-asian="normal" style:font-name-complex="Helvetica2" style:font-size-complex="10pt" style:font-weight-complex="normal"/>
    </style:style>
    <style:style style:name="P30"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officeooo:paragraph-rsid="002af132" style:font-name-asian="Helvetica2" style:font-size-asian="10pt" style:font-weight-asian="normal" style:font-name-complex="Helvetica2" style:font-size-complex="10pt" style:font-weight-complex="normal"/>
    </style:style>
    <style:style style:name="P31"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officeooo:rsid="0028e0a4" officeooo:paragraph-rsid="0028e0a4" style:font-name-asian="Helvetica2" style:font-size-asian="10pt" style:font-weight-asian="normal" style:font-name-complex="Helvetica2" style:font-size-complex="10pt" style:font-weight-complex="normal"/>
    </style:style>
    <style:style style:name="P32" style:family="paragraph" style:parent-style-name="Heading_20_2">
      <style:text-properties fo:language="en" fo:country="US" style:language-complex="ar" style:country-complex="SA"/>
    </style:style>
    <style:style style:name="P33" style:family="paragraph" style:parent-style-name="Heading_20_2">
      <style:text-properties fo:language="en" fo:country="US" officeooo:rsid="0021c380" officeooo:paragraph-rsid="001b92ce" style:language-complex="ar" style:country-complex="SA"/>
    </style:style>
    <style:style style:name="P34" style:family="paragraph" style:parent-style-name="Heading_20_2">
      <style:text-properties fo:language="en" fo:country="US" officeooo:rsid="001febee" officeooo:paragraph-rsid="001b92ce" style:language-complex="ar" style:country-complex="SA"/>
    </style:style>
    <style:style style:name="P35" style:family="paragraph" style:parent-style-name="Heading_20_2">
      <style:text-properties officeooo:rsid="002cdfe5" officeooo:paragraph-rsid="002cdfe5"/>
    </style:style>
    <style:style style:name="P36" style:family="paragraph" style:parent-style-name="Heading_20_2">
      <style:text-properties officeooo:rsid="002e6358" officeooo:paragraph-rsid="002e6358"/>
    </style:style>
    <style:style style:name="P37" style:family="paragraph" style:parent-style-name="Heading_20_2">
      <style:text-properties officeooo:rsid="003140cf" officeooo:paragraph-rsid="003140cf"/>
    </style:style>
    <style:style style:name="P38" style:family="paragraph" style:parent-style-name="Heading_20_2">
      <style:text-properties officeooo:rsid="0033fcf2" officeooo:paragraph-rsid="0033fcf2"/>
    </style:style>
    <style:style style:name="P39" style:family="paragraph" style:parent-style-name="Heading_20_1">
      <style:text-properties fo:language="en" fo:country="US" style:language-complex="ar" style:country-complex="SA"/>
    </style:style>
    <style:style style:name="P40" style:family="paragraph" style:parent-style-name="Heading_20_1">
      <style:paragraph-properties fo:break-before="page"/>
      <style:text-properties fo:language="en" fo:country="US" style:language-complex="ar" style:country-complex="SA"/>
    </style:style>
    <style:style style:name="P41" style:family="paragraph" style:parent-style-name="Body" style:list-style-name="L1">
      <style:text-properties officeooo:rsid="00264757" officeooo:paragraph-rsid="00264757"/>
    </style:style>
    <style:style style:name="P42" style:family="paragraph" style:parent-style-name="Body" style:list-style-name="L1">
      <style:text-properties officeooo:rsid="00264757" officeooo:paragraph-rsid="00273ec8"/>
    </style:style>
    <style:style style:name="P43" style:family="paragraph" style:parent-style-name="Body" style:list-style-name="L2">
      <style:text-properties officeooo:rsid="00273ec8" officeooo:paragraph-rsid="00273ec8"/>
    </style:style>
    <style:style style:name="P44" style:family="paragraph" style:parent-style-name="Body" style:list-style-name="L2">
      <style:text-properties officeooo:rsid="0027f1fb" officeooo:paragraph-rsid="0027f1fb"/>
    </style:style>
    <style:style style:name="P45" style:family="paragraph" style:parent-style-name="Body">
      <style:text-properties fo:color="#000000" style:text-outline="false" style:text-line-through-style="none" style:text-line-through-type="none" style:font-name="Arial" fo:font-size="10pt" fo:letter-spacing="normal" fo:font-style="normal" fo:text-shadow="none" style:text-underline-style="none" fo:font-weight="normal" style:letter-kerning="false" style:font-name-asian="Helvetica2" style:font-size-asian="10pt" style:font-style-asian="normal" style:font-weight-asian="normal" style:font-name-complex="Helvetica2" style:font-size-complex="10pt" style:font-style-complex="normal" style:font-weight-complex="normal" style:text-emphasize="none" style:text-overline-style="none" style:text-overline-color="font-color"/>
    </style:style>
    <style:style style:name="P46" style:family="paragraph" style:parent-style-name="Body" style:list-style-name="L3">
      <style:text-properties officeooo:rsid="002fe7a4" officeooo:paragraph-rsid="002fe7a4"/>
    </style:style>
    <style:style style:name="P47" style:family="paragraph" style:parent-style-name="Body">
      <style:text-properties officeooo:rsid="003140cf" officeooo:paragraph-rsid="003140cf"/>
    </style:style>
    <style:style style:name="P48" style:family="paragraph" style:parent-style-name="Body">
      <style:text-properties officeooo:paragraph-rsid="003140cf"/>
    </style:style>
    <style:style style:name="P49" style:family="paragraph" style:parent-style-name="Body">
      <style:text-properties officeooo:rsid="00322be2" officeooo:paragraph-rsid="00322be2"/>
    </style:style>
    <style:style style:name="P50" style:family="paragraph" style:parent-style-name="Body">
      <style:text-properties officeooo:rsid="002e6358" officeooo:paragraph-rsid="002e6358"/>
    </style:style>
    <style:style style:name="P51" style:family="paragraph" style:parent-style-name="Body">
      <style:text-properties officeooo:rsid="0033fcf2" officeooo:paragraph-rsid="0033fcf2"/>
    </style:style>
    <style:style style:name="P52" style:family="paragraph" style:parent-style-name="Body" style:list-style-name="L2">
      <style:text-properties officeooo:rsid="0035dbea" officeooo:paragraph-rsid="0035dbea"/>
    </style:style>
    <style:style style:name="P53" style:family="paragraph" style:parent-style-name="Body">
      <style:text-properties officeooo:rsid="0035dbea" officeooo:paragraph-rsid="0035dbea"/>
    </style:style>
    <style:style style:name="P54"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55" style:family="paragraph" style:parent-style-name="CellBody">
      <style:paragraph-properties style:snap-to-layout-grid="false"/>
      <style:text-properties fo:language="en" fo:country="US" officeooo:rsid="0035dbea" officeooo:paragraph-rsid="0035dbea" style:language-complex="ar" style:country-complex="SA"/>
    </style:style>
    <style:style style:name="P56" style:family="paragraph" style:parent-style-name="Definition_20_Term">
      <style:text-properties fo:language="en" fo:country="US" style:language-complex="ar" style:country-complex="SA"/>
    </style:style>
    <style:style style:name="P57" style:family="paragraph" style:parent-style-name="Definition_20_Term">
      <style:text-properties fo:language="en" fo:country="US" officeooo:paragraph-rsid="002b520d" style:language-complex="ar" style:country-complex="SA"/>
    </style:style>
    <style:style style:name="P58" style:family="paragraph" style:parent-style-name="Definition_20_Term">
      <style:text-properties officeooo:paragraph-rsid="002b520d"/>
    </style:style>
    <style:style style:name="P59" style:family="paragraph" style:parent-style-name="Standard">
      <style:text-properties fo:color="#000000" style:text-outline="false" style:font-name="ArialMT" fo:font-size="10pt" fo:letter-spacing="normal" style:text-underline-style="none" officeooo:rsid="0027f1fb" officeooo:paragraph-rsid="0027f1fb" style:letter-kerning="false" style:font-size-asian="10pt"/>
    </style:style>
    <style:style style:name="P60" style:family="paragraph" style:parent-style-name="Standard">
      <style:text-properties fo:color="#000000" style:text-outline="false" style:font-name="ArialMT" fo:font-size="10pt" fo:letter-spacing="normal" style:text-underline-style="none" officeooo:rsid="0028311f" officeooo:paragraph-rsid="0028311f" style:letter-kerning="false" style:font-size-asian="10pt"/>
    </style:style>
    <style:style style:name="P61" style:family="paragraph" style:parent-style-name="Standard">
      <style:text-properties fo:color="#000000" style:text-outline="false" style:font-name="ArialMT" fo:font-size="10pt" fo:letter-spacing="normal" style:text-underline-style="none" officeooo:paragraph-rsid="00273ec8" style:letter-kerning="false" style:font-size-asian="10pt"/>
    </style:style>
    <style:style style:name="P62" style:family="paragraph" style:parent-style-name="Standard">
      <style:text-properties fo:color="#ff0000" fo:language="en" fo:country="US" fo:font-style="italic" fo:font-weight="bold" style:font-style-asian="italic" style:font-weight-asian="bold" style:language-complex="ar" style:country-complex="SA"/>
    </style:style>
    <style:style style:name="P63" style:family="paragraph" style:parent-style-name="Standard">
      <style:paragraph-properties fo:margin-top="0in" fo:margin-bottom="0.1665in" loext:contextual-spacing="false" fo:text-align="justify" style:justify-single-word="false" style:text-autospace="none"/>
      <style:text-properties fo:color="#000000" style:text-outline="false" style:font-name="ArialMT" fo:font-size="10pt" fo:letter-spacing="normal" style:text-underline-style="none" fo:font-weight="normal" officeooo:rsid="0027f1fb" officeooo:paragraph-rsid="0028311f" style:letter-kerning="false" style:font-name-asian="Helvetica2" style:font-size-asian="10pt" style:font-weight-asian="normal" style:font-name-complex="Helvetica2" style:font-size-complex="10pt" style:font-weight-complex="normal"/>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language="en" fo:country="US" style:language-complex="ar" style:country-complex="SA"/>
    </style:style>
    <style:style style:name="T4" style:family="text">
      <style:text-properties fo:language="en" fo:country="US" officeooo:rsid="001febee" style:language-complex="ar" style:country-complex="SA"/>
    </style:style>
    <style:style style:name="T5" style:family="text">
      <style:text-properties fo:language="en" fo:country="US" officeooo:rsid="002b520d" style:language-complex="ar" style:country-complex="SA"/>
    </style:style>
    <style:style style:name="T6" style:family="text">
      <style:text-properties fo:language="en" fo:country="US" fo:font-weight="bold" style:font-weight-asian="bold" style:language-complex="ar" style:country-complex="SA" style:font-weight-complex="bold"/>
    </style:style>
    <style:style style:name="T7" style:family="text">
      <style:text-properties fo:language="en" fo:country="US" fo:font-weight="normal" style:font-weight-asian="normal" style:language-complex="ar" style:country-complex="SA" style:font-weight-complex="normal"/>
    </style:style>
    <style:style style:name="T8" style:family="text">
      <style:text-properties fo:language="en" fo:country="US" fo:font-weight="normal" officeooo:rsid="0027f1fb" style:font-weight-asian="normal" style:language-complex="ar" style:country-complex="SA" style:font-weight-complex="normal"/>
    </style:style>
    <style:style style:name="T9" style:family="text">
      <style:text-properties style:font-name="Courier New"/>
    </style:style>
    <style:style style:name="T10" style:family="text">
      <style:text-properties officeooo:rsid="00253230"/>
    </style:style>
    <style:style style:name="T11" style:family="text">
      <style:text-properties officeooo:rsid="00264757"/>
    </style:style>
    <style:style style:name="T12" style:family="text">
      <style:text-properties officeooo:rsid="00273ec8"/>
    </style:style>
    <style:style style:name="T13" style:family="text">
      <style:text-properties fo:color="#000000" style:text-outline="false" style:font-name="ArialMT" fo:font-size="10pt" fo:letter-spacing="normal" style:text-underline-style="none" style:letter-kerning="false" style:font-size-asian="10pt"/>
    </style:style>
    <style:style style:name="T14" style:family="text">
      <style:text-properties fo:color="#000000" style:text-outline="false" style:font-name="ArialMT" fo:font-size="10pt" fo:letter-spacing="normal" style:text-underline-style="none" officeooo:rsid="00273ec8" style:letter-kerning="false" style:font-size-asian="10pt"/>
    </style:style>
    <style:style style:name="T15" style:family="text">
      <style:text-properties fo:color="#000000" style:text-outline="false" style:font-name="ArialMT" fo:font-size="10pt" fo:letter-spacing="normal" style:text-underline-style="none" officeooo:rsid="0027f1fb" style:letter-kerning="false" style:font-size-asian="10pt"/>
    </style:style>
    <style:style style:name="T16" style:family="text">
      <style:text-properties fo:color="#000000" style:text-outline="false" style:text-line-through-style="none" style:text-line-through-type="none" style:font-name="Arial" fo:font-size="10pt" fo:letter-spacing="normal" fo:font-style="normal" fo:text-shadow="none" style:text-underline-style="none" fo:font-weight="normal" officeooo:rsid="002b520d" style:letter-kerning="false" style:font-name-asian="Helvetica2" style:font-size-asian="10pt" style:font-style-asian="normal" style:font-weight-asian="normal" style:font-name-complex="Helvetica2" style:font-size-complex="10pt" style:font-style-complex="normal" style:font-weight-complex="normal" style:text-emphasize="none" style:text-overline-style="none" style:text-overline-color="font-color"/>
    </style:style>
    <style:style style:name="T17" style:family="text">
      <style:text-properties fo:color="#000000" style:text-outline="false" style:text-line-through-style="none" style:text-line-through-type="none" style:font-name="Arial" fo:font-size="10pt" fo:letter-spacing="normal" fo:font-style="normal" fo:text-shadow="none" style:text-underline-style="none" fo:font-weight="normal" officeooo:rsid="002af132" style:letter-kerning="false" style:font-name-asian="Helvetica2" style:font-size-asian="10pt" style:font-style-asian="normal" style:font-weight-asian="normal" style:font-name-complex="Helvetica2" style:font-size-complex="10pt" style:font-style-complex="normal" style:font-weight-complex="normal" style:text-emphasize="none" style:text-overline-style="none" style:text-overline-color="font-color"/>
    </style:style>
    <style:style style:name="T18" style:family="text">
      <style:text-properties fo:color="#000000" style:font-name="Arial" fo:font-size="10pt" fo:language="en" fo:country="US" officeooo:rsid="0035dbea" style:font-name-asian="Times New Roman" style:font-size-asian="10pt" style:font-name-complex="Times New Roman" style:font-size-complex="10pt" style:language-complex="ar" style:country-complex="SA"/>
    </style:style>
    <style:style style:name="T19" style:family="text">
      <style:text-properties officeooo:rsid="0028311f"/>
    </style:style>
    <style:style style:name="T20" style:family="text">
      <style:text-properties style:text-outline="false" style:font-name="ArialMT" fo:letter-spacing="normal" style:text-underline-style="none" officeooo:rsid="0027f1fb" style:letter-kerning="false"/>
    </style:style>
    <style:style style:name="T21" style:family="text">
      <style:text-properties style:text-outline="false" style:font-name="ArialMT" fo:letter-spacing="normal" style:text-underline-style="none" officeooo:rsid="0028311f" style:letter-kerning="false"/>
    </style:style>
    <style:style style:name="T22" style:family="text">
      <style:text-properties officeooo:rsid="00299632"/>
    </style:style>
    <style:style style:name="T23" style:family="text">
      <style:text-properties officeooo:rsid="002af132"/>
    </style:style>
    <style:style style:name="T24" style:family="text">
      <style:text-properties officeooo:rsid="002e6358"/>
    </style:style>
    <style:style style:name="T25" style:family="text">
      <style:text-properties officeooo:rsid="00322be2"/>
    </style:style>
    <style:style style:name="T26" style:family="text">
      <style:text-properties officeooo:rsid="0033fcf2"/>
    </style:style>
    <style:style style:name="T27" style:family="text">
      <style:text-properties officeooo:rsid="003547dd"/>
    </style:style>
    <style:style style:name="T28" style:family="text">
      <style:text-properties officeooo:rsid="0035dbe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16727168" text:id="ct105553116727168">
          <text:insertion>
            <office:change-info>
              <dc:creator>Unknown Author</dc:creator>
              <dc:date>2019-07-05T10:02:05</dc:date>
            </office:change-info>
          </text:insertion>
        </text:changed-region>
        <text:changed-region xml:id="ct105553116730048" text:id="ct105553116730048">
          <text:insertion>
            <office:change-info>
              <dc:creator>Unknown Author</dc:creator>
              <dc:date>2019-07-05T10:02:12</dc:date>
            </office:change-info>
          </text:insertion>
        </text:changed-region>
        <text:changed-region xml:id="ct105553116778480" text:id="ct105553116778480">
          <text:insertion>
            <office:change-info>
              <dc:creator>Unknown Author</dc:creator>
              <dc:date>2019-07-05T10:02:21</dc:date>
            </office:change-info>
          </text:insertion>
        </text:changed-region>
        <text:changed-region xml:id="ct105553116725248" text:id="ct105553116725248">
          <text:insertion>
            <office:change-info>
              <dc:creator>Unknown Author</dc:creator>
              <dc:date>2019-07-05T09:56:26</dc:date>
            </office:change-info>
          </text:insertion>
        </text:changed-region>
        <text:changed-region xml:id="ct105553116725488" text:id="ct105553116725488">
          <text:insertion>
            <office:change-info>
              <dc:creator>Unknown Author</dc:creator>
              <dc:date>2019-07-05T09:57:00</dc:date>
            </office:change-info>
          </text:insertion>
        </text:changed-region>
        <text:changed-region xml:id="ct105553116690016" text:id="ct105553116690016">
          <text:insertion>
            <office:change-info>
              <dc:creator>Unknown Author</dc:creator>
              <dc:date>2019-07-04T17:33:33</dc:date>
            </office:change-info>
          </text:insertion>
        </text:changed-region>
        <text:changed-region xml:id="ct105553116665952" text:id="ct105553116665952">
          <text:insertion>
            <office:change-info>
              <dc:creator>Unknown Author</dc:creator>
              <dc:date>2019-07-04T17:36:56</dc:date>
            </office:change-info>
          </text:insertion>
        </text:changed-region>
        <text:changed-region xml:id="ct105553116609056" text:id="ct105553116609056">
          <text:insertion>
            <office:change-info>
              <dc:creator>Unknown Author</dc:creator>
              <dc:date>2019-07-04T17:38:58</dc:date>
            </office:change-info>
          </text:insertion>
        </text:changed-region>
        <text:changed-region xml:id="ct105553116708864" text:id="ct105553116708864">
          <text:insertion>
            <office:change-info>
              <dc:creator>Unknown Author</dc:creator>
              <dc:date>2019-07-04T17:39:00</dc:date>
            </office:change-info>
          </text:insertion>
        </text:changed-region>
        <text:changed-region xml:id="ct105553116643024" text:id="ct105553116643024">
          <text:insertion>
            <office:change-info>
              <dc:creator>Unknown Author</dc:creator>
              <dc:date>2019-07-04T17:42:57</dc:date>
            </office:change-info>
          </text:insertion>
        </text:changed-region>
        <text:changed-region xml:id="ct105553116629104" text:id="ct105553116629104">
          <text:insertion>
            <office:change-info>
              <dc:creator>Unknown Author</dc:creator>
              <dc:date>2019-07-04T17:43:00</dc:date>
            </office:change-info>
          </text:insertion>
        </text:changed-region>
        <text:changed-region xml:id="ct105553116634384" text:id="ct105553116634384">
          <text:insertion>
            <office:change-info>
              <dc:creator>Unknown Author</dc:creator>
              <dc:date>2019-07-04T17:44:03</dc:date>
            </office:change-info>
          </text:insertion>
        </text:changed-region>
        <text:changed-region xml:id="ct105553116692480" text:id="ct105553116692480">
          <text:insertion>
            <office:change-info>
              <dc:creator>Unknown Author</dc:creator>
              <dc:date>2019-07-04T17:45:00</dc:date>
            </office:change-info>
          </text:insertion>
        </text:changed-region>
        <text:changed-region xml:id="ct105553116663792" text:id="ct105553116663792">
          <text:insertion>
            <office:change-info>
              <dc:creator>Unknown Author</dc:creator>
              <dc:date>2019-07-04T17:47:35</dc:date>
            </office:change-info>
          </text:insertion>
        </text:changed-region>
        <text:changed-region xml:id="ct105553116713184" text:id="ct105553116713184">
          <text:insertion>
            <office:change-info>
              <dc:creator>Unknown Author</dc:creator>
              <dc:date>2019-07-04T17:48:00</dc:date>
            </office:change-info>
          </text:insertion>
        </text:changed-region>
        <text:changed-region xml:id="ct105553116714864" text:id="ct105553116714864">
          <text:insertion>
            <office:change-info>
              <dc:creator>Unknown Author</dc:creator>
              <dc:date>2019-07-04T17:49:00</dc:date>
            </office:change-info>
          </text:insertion>
        </text:changed-region>
        <text:changed-region xml:id="ct105553116748592" text:id="ct105553116748592">
          <text:insertion>
            <office:change-info>
              <dc:creator>Unknown Author</dc:creator>
              <dc:date>2019-07-04T17:51:22</dc:date>
            </office:change-info>
          </text:insertion>
        </text:changed-region>
        <text:changed-region xml:id="ct105553116749552" text:id="ct105553116749552">
          <text:insertion>
            <office:change-info>
              <dc:creator>Unknown Author</dc:creator>
              <dc:date>2019-07-04T17:55:35</dc:date>
            </office:change-info>
          </text:insertion>
        </text:changed-region>
        <text:changed-region xml:id="ct105553116701360" text:id="ct105553116701360">
          <text:insertion>
            <office:change-info>
              <dc:creator>Unknown Author</dc:creator>
              <dc:date>2019-07-04T17:56:00</dc:date>
            </office:change-info>
          </text:insertion>
        </text:changed-region>
        <text:changed-region xml:id="ct105553116662352" text:id="ct105553116662352">
          <text:insertion>
            <office:change-info>
              <dc:creator>Unknown Author</dc:creator>
              <dc:date>2019-07-04T17:57:12</dc:date>
            </office:change-info>
          </text:insertion>
        </text:changed-region>
        <text:changed-region xml:id="ct105553116746912" text:id="ct105553116746912">
          <text:insertion>
            <office:change-info>
              <dc:creator>Unknown Author</dc:creator>
              <dc:date>2019-07-04T18:00:48</dc:date>
            </office:change-info>
          </text:insertion>
        </text:changed-region>
        <text:changed-region xml:id="ct105553116703040" text:id="ct105553116703040">
          <text:insertion>
            <office:change-info>
              <dc:creator>Unknown Author</dc:creator>
              <dc:date>2019-07-04T18:01:04</dc:date>
            </office:change-info>
          </text:insertion>
        </text:changed-region>
        <text:changed-region xml:id="ct105553116712224" text:id="ct105553116712224">
          <text:insertion>
            <office:change-info>
              <dc:creator>Unknown Author</dc:creator>
              <dc:date>2019-07-04T17:58:15</dc:date>
            </office:change-info>
          </text:insertion>
        </text:changed-region>
        <text:changed-region xml:id="ct105553116707840" text:id="ct105553116707840">
          <text:insertion>
            <office:change-info>
              <dc:creator>Unknown Author</dc:creator>
              <dc:date>2019-07-04T18:06:43</dc:date>
            </office:change-info>
          </text:insertion>
        </text:changed-region>
        <text:changed-region xml:id="ct105553116756032" text:id="ct105553116756032">
          <text:insertion>
            <office:change-info>
              <dc:creator>Unknown Author</dc:creator>
              <dc:date>2019-07-04T18:07:00</dc:date>
            </office:change-info>
          </text:insertion>
        </text:changed-region>
        <text:changed-region xml:id="ct105553116916752" text:id="ct105553116916752">
          <text:deletion>
            <office:change-info>
              <dc:creator>Unknown Author</dc:creator>
              <dc:date>2019-07-03T15:05:24</dc:date>
            </office:change-info>
            <text:p text:style-name="Body"><text:span text:style-name="T24">client</text:span></text:p>
          </text:deletion>
        </text:changed-region>
        <text:changed-region xml:id="ct105553116921312" text:id="ct105553116921312">
          <text:insertion>
            <office:change-info>
              <dc:creator>Unknown Author</dc:creator>
              <dc:date>2019-07-03T15:05:24</dc:date>
            </office:change-info>
          </text:insertion>
        </text:changed-region>
        <text:changed-region xml:id="ct105553116745952" text:id="ct105553116745952">
          <text:insertion>
            <office:change-info>
              <dc:creator>Unknown Author</dc:creator>
              <dc:date>2019-07-04T17:57:41</dc:date>
            </office:change-info>
          </text:insertion>
        </text:changed-region>
        <text:changed-region xml:id="ct105553116700880" text:id="ct105553116700880">
          <text:insertion>
            <office:change-info>
              <dc:creator>Unknown Author</dc:creator>
              <dc:date>2019-07-04T17:58:07</dc:date>
            </office:change-info>
          </text:insertion>
        </text:changed-region>
        <text:changed-region xml:id="ct105553116704480" text:id="ct105553116704480">
          <text:insertion>
            <office:change-info>
              <dc:creator>Unknown Author</dc:creator>
              <dc:date>2019-07-04T18:08:26</dc:date>
            </office:change-info>
          </text:insertion>
        </text:changed-region>
        <text:changed-region xml:id="ct105553116715824" text:id="ct105553116715824">
          <text:insertion>
            <office:change-info>
              <dc:creator>Unknown Author</dc:creator>
              <dc:date>2019-07-04T18:07:30</dc:date>
            </office:change-info>
          </text:insertion>
        </text:changed-region>
        <text:changed-region xml:id="ct105553116721344" text:id="ct105553116721344">
          <text:insertion>
            <office:change-info>
              <dc:creator>Unknown Author</dc:creator>
              <dc:date>2019-07-05T09:55:47</dc:date>
            </office:change-info>
          </text:insertion>
        </text:changed-region>
        <text:changed-region xml:id="ct105553116719184" text:id="ct105553116719184">
          <text:insertion>
            <office:change-info>
              <dc:creator>Unknown Author</dc:creator>
              <dc:date>2019-07-04T18:07:30</dc:date>
            </office:change-info>
          </text:insertion>
        </text:changed-region>
        <text:changed-region xml:id="ct105553116708080" text:id="ct105553116708080">
          <text:insertion>
            <office:change-info>
              <dc:creator>Unknown Author</dc:creator>
              <dc:date>2019-07-05T09:55:30</dc:date>
            </office:change-info>
          </text:insertion>
        </text:changed-region>
        <text:changed-region xml:id="ct105553116663312" text:id="ct105553116663312">
          <text:insertion>
            <office:change-info>
              <dc:creator>Unknown Author</dc:creator>
              <dc:date>2019-07-05T09:56:00</dc:date>
            </office:change-info>
          </text:insertion>
        </text:changed-region>
        <text:changed-region xml:id="ct105553116712944" text:id="ct105553116712944">
          <text:insertion>
            <office:change-info>
              <dc:creator>Unknown Author</dc:creator>
              <dc:date>2019-07-05T09:58:20</dc:date>
            </office:change-info>
          </text:insertion>
        </text:changed-region>
        <text:changed-region xml:id="ct105553116666672" text:id="ct105553116666672">
          <text:insertion>
            <office:change-info>
              <dc:creator>Unknown Author</dc:creator>
              <dc:date>2019-07-05T09:59:20</dc:date>
            </office:change-info>
          </text:insertion>
        </text:changed-region>
        <text:changed-region xml:id="ct105553116699200" text:id="ct105553116699200">
          <text:insertion>
            <office:change-info>
              <dc:creator>Unknown Author</dc:creator>
              <dc:date>2019-07-05T10:00:00</dc:date>
            </office:change-info>
          </text:insertion>
        </text:changed-region>
        <text:changed-region xml:id="ct105553116661152" text:id="ct105553116661152">
          <text:insertion>
            <office:change-info>
              <dc:creator>Unknown Author</dc:creator>
              <dc:date>2019-07-05T10: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 draw:name="graphics1" text:anchor-type="paragraph" svg:width="7in" svg:height="3.1075in" draw:z-index="0"><draw:image xlink:href="Pictures/1000020100000427000001D80231D6ACC263EE0A.png" xlink:type="simple" xlink:show="embed" xlink:actuate="onLoad" loext:mime-type="image/png"/></draw:frame></text:p>
      <text:p text:style-name="P12"><text:user-defined style:data-style-name="N0" text:name="RFP Title">RFP 197 - Type Safe Events</text:user-defined></text:p>
      <text:p text:style-name="P12"><text:span text:style-name="T2">Draft<text:line-break/><text:line-break/></text:span><text:span text:style-name="T2"><text:page-count style:num-format="1">9</text:page-count></text:span><text:span text:style-name="T2"> Pages</text:span></text:p>
      <text:p text:style-name="P12"/>
      <text:p text:style-name="P8">Abstract</text:p>
      <text:p text:style-name="P9">10 point Arial Centered.</text:p>
      <text:p text:style-name="Abstract">Th<text:span text:style-name="T10">is RFC aims to gather requirements for updating, or superseding,</text:span> <text:span text:style-name="T10">the </text:span>OSGi Event Admin <text:span text:style-name="T10">specification. Specific areas of improvement include the type safety of event data, monitoring, and tracking of undelivered events. These features are necessary enhancements if the Event Admin pattern is to remain used by modern applications in the future.</text:span></text:p>
      <text:h text:style-name="P40" text:outline-level="1" text:restart-numbering="true" text:start-value="-1">Document Information</text:h>
      <text:h text:style-name="P33" text:outline-level="2">License</text:h>
      <text:p text:style-name="P23">DISTRIBUTION AND FEEDBACK LICENSE, Version 2.0</text:p>
      <text:p text:style-name="P1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
      <text:p text:style-name="P1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
      <text:p text:style-name="P1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NEITHER THE OSGi ALLIANCE NOR ANY THIRD PARTY WILL BE LIABLE FOR ANY DIRECT, INDIRECT, SPECIAL, INCIDENTAL OR CONSEQUENTIAL DAMAGES ARISING OUT OF OR RELATING TO ANY USE OR DISTRIBUTION OF THE DISTRIBUTION. </text:p>
      <text:p text:style-name="P14"/>
      <text:p text:style-name="P1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
      <text:p text:style-name="P1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
      <text:p text:style-name="P1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5"/>
      <text:p text:style-name="P16">I HEREBY ACKNOWLEDGE AND AGREE TO THE TERMS AND CONDITIONS DELINEATED ABOVE.</text:p>
      <text:h text:style-name="P34" text:outline-level="2">Trademarks</text:h>
      <text:p text:style-name="P2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4" text:outline-level="2">Feedback</text:h>
      <text:p text:style-name="P20"><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3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3">0 Document Information<text:tab/>2</text:p>
          <text:p text:style-name="P4">0.1 License<text:tab/>2</text:p>
          <text:p text:style-name="P4">0.2 Trademarks<text:tab/>3</text:p>
          <text:p text:style-name="P4">0.3 Feedback<text:tab/>3</text:p>
          <text:p text:style-name="P4">0.4 Table of Contents<text:tab/>3</text:p>
          <text:p text:style-name="P4">0.5 Terminology and Document Conventions<text:tab/>4</text:p>
          <text:p text:style-name="P4">0.6 Revision History<text:tab/>4</text:p>
          <text:p text:style-name="P13">1 Introduction<text:tab/>4</text:p>
          <text:p text:style-name="P13">2 Application Domain<text:tab/>4</text:p>
          <text:p text:style-name="P4">2.1 Terminology + Abbreviations<text:tab/>5</text:p>
          <text:p text:style-name="P13">3 Problem Description<text:tab/>5</text:p>
          <text:p text:style-name="P13">4 Use Cases<text:tab/>5</text:p>
          <text:p text:style-name="P13">5 Requirements<text:tab/>6</text:p>
          <text:p text:style-name="P13">6 Document Support<text:tab/>6</text:p>
          <text:p text:style-name="P4">6.1 References<text:tab/>6</text:p>
          <text:p text:style-name="P4">6.2 Author’s Address<text:tab/>6</text:p>
          <text:p text:style-name="P4">6.3 End of Document<text:tab/>6</text:p>
        </text:index-body>
      </text:table-of-content>
      <text:p text:style-name="P21"><text:soft-page-break/></text:p>
      <text:h text:style-name="P32" text:outline-level="2">Terminology and Document Conventions</text:h>
      <text:p text:style-name="P21">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1"><text:span text:style-name="T9">Source code is shown in this typeface</text:span>.</text:p>
      <text:h text:style-name="P32" text:outline-level="2">Revision History</text:h>
      <text:p text:style-name="P21">The last named individual in this history is currently responsible for this document.</text:p>
      <text:p text:style-name="P2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Body"><text:span text:style-name="T11">Jun</text:span> <text:span text:style-name="T11">18</text:span> <text:span text:style-name="T11">2019</text:span></text:p>
          </table:table-cell>
          <table:table-cell table:style-name="Table1.C1" office:value-type="string">
            <text:p text:style-name="Body">Initial version of the document</text:p>
            <text:p text:style-name="Body"><text:span text:style-name="T11">Tim Ward</text:span>, <text:span text:style-name="T11">Paremus</text:span> <text:span text:style-name="T11">tim.ward@paremus.com</text:span></text:p>
          </table:table-cell>
        </table:table-row>
        <table:table-row table:style-name="Table1.2">
          <table:table-cell table:style-name="Table1.A3" office:value-type="string">
            <text:p text:style-name="P55"><text:change-start text:change-id="ct105553116727168"/>0.1<text:change-end text:change-id="ct105553116727168"/></text:p>
          </table:table-cell>
          <table:table-cell table:style-name="Table1.A3" office:value-type="string">
            <text:p text:style-name="P53"><text:change-start text:change-id="ct105553116730048"/>Jul 5 2019<text:change-end text:change-id="ct105553116730048"/></text:p>
          </table:table-cell>
          <table:table-cell table:style-name="Table1.C3" office:value-type="string">
            <text:p text:style-name="P53"><text:change-start text:change-id="ct105553116778480"/>Incorporating feedback from the CPEG and EEG calls</text:p>
            <text:p text:style-name="P53"><text:span text:style-name="T11">Tim Ward</text:span>, <text:span text:style-name="T11">Paremus</text:span> <text:span text:style-name="T11">tim.ward@paremus.com</text:span><text:change-end text:change-id="ct105553116778480"/></text:p>
          </table:table-cell>
        </table:table-row>
      </table:table>
      <text:p text:style-name="P21"/>
      <text:h text:style-name="P39" text:outline-level="1">Introduction</text:h>
      <text:p text:style-name="Body">The OSGi Event Admin <text:span text:style-name="T10">specification is one of the earliest specifications defined by the Compendium. It provides a useful, flexible model for exchanging events between modules. The design and usage of Event Admin, however, shows evidence of the specification’s age.</text:span></text:p>
      <text:list xml:id="list3540760162" text:style-name="L1">
        <text:list-item>
          <text:p text:style-name="P41">Events are sent and received as opaque maps of key-value pairs. The “schema” of an event is therefore ill-defined and relies on “magic strings” being used correctly</text:p>
        </text:list-item>
        <text:list-item>
          <text:p text:style-name="P42">Events <text:span text:style-name="T12">that </text:span>are sent <text:span text:style-name="T12">but have no Event Handlers are silently discarded with</text:span> no way to know <text:span text:style-name="T12">that the event went unhandled</text:span></text:p>
        </text:list-item>
        <text:list-item>
          <text:p text:style-name="P42"><text:span text:style-name="T12">There is no simple way to monitor the flow of events through the system</text:span> </text:p>
        </text:list-item>
      </text:list>
      <text:p text:style-name="P24">The BRAIN-IoT Horizon 2020 project<text:bookmark-ref text:reference-format="number" text:ref-name="__RefNumPara__1666_2941543155">[3].</text:bookmark-ref> is an example of a modern OSGi application that could have used Event Admin, except for the above issues.</text:p>
      <text:h text:style-name="P39" text:outline-level="1"><text:soft-page-break/>Application Domain</text:h>
      <text:p text:style-name="Body">Eventing systems are <text:span text:style-name="T12">a common part of software programs, used to distribute information between parts of an application.</text:span></text:p>
      <text:h text:style-name="Heading_20_2" text:outline-level="2">Event Admin in OSGi</text:h>
      <text:p text:style-name="Body"/>
      <text:p text:style-name="P18"><text:span text:style-name="T13">The standard </text:span><text:span text:style-name="T14">OSGi Event Admin</text:span><text:span text:style-name="T13"> listener pattern </text:span><text:span text:style-name="T14">requires that event handlers are registered in the OSGi service registry. These services are called </text:span><text:span text:style-name="T15">by Event Admin </text:span><text:span text:style-name="T14">whenever an appropriate Event is </text:span><text:span text:style-name="T15">delivered using the Event Admin service. The Event Handler API is not type safe, in that it receives an Event containing String keys mapped to Object values. </text:span></text:p>
      <text:p text:style-name="P59"/>
      <text:p text:style-name="P59">Similarly, an Event Source must correctly construct an Event from String keys and Object values, then sent out with a named topic. This can lead to problems if more than one Event Source sends to the same topic, as they may differ slightly in the keys and value types that they use.</text:p>
      <text:p text:style-name="P59"/>
      <text:p text:style-name="P60">If an Event Source sends an event then there is no feedback about whether any Event Handler received the Event. Furthermore there is no way to determine what events are being sent. Systems using Event Admin can therefore end up with failure modes which are very difficult to diagnose.</text:p>
      <text:p text:style-name="P59"/>
      <text:p text:style-name="P61"/>
      <text:h text:style-name="P32" text:outline-level="2">Terminology + Abbreviations</text:h>
      <text:list xml:id="list164657526" text:style-name="L2">
        <text:list-item>
          <text:p text:style-name="P43"><text:span text:style-name="T6">Event </text:span><text:span text:style-name="T7">– A set of data </text:span><text:span text:style-name="T8">created by an Event Source,</text:span><text:span text:style-name="T7"> encapsulated as an object and delivered to one or more Event Handers</text:span></text:p>
        </text:list-item>
        <text:list-item>
          <text:p text:style-name="P44"><text:span text:style-name="T6">Event Topic</text:span><text:span text:style-name="T7"> – A String identifying the “topic” of an Event, effectively defining the schema and purpose of the event</text:span></text:p>
        </text:list-item>
        <text:list-item>
          <text:p text:style-name="P44"><text:span text:style-name="T6">Event Source</text:span><text:span text:style-name="T7"> – A software component which creates and sends events</text:span></text:p>
        </text:list-item>
        <text:list-item>
          <text:p text:style-name="P43"><text:span text:style-name="T6">Event Handler </text:span><text:span text:style-name="T7">– A software component which receives events</text:span></text:p>
        </text:list-item>
        <text:list-item>
          <text:p text:style-name="P43"><text:span text:style-name="T6">DTO</text:span><text:span text:style-name="T3"> – A Data Transfer Object as per the OSGi DTO Specification</text:span><text:change-start text:change-id="ct105553116725248"/></text:p>
        </text:list-item>
        <text:list-item>
          <text:p text:style-name="P52"><text:span text:style-name="T3">Event Bus – A software component used by an Event Source and responsible for delivering Events to Event Hand</text:span><text:change-end text:change-id="ct105553116725248"/><text:change-start text:change-id="ct105553116725488"/><text:span text:style-name="T3">ers. For example The OSGi Event Admin service.</text:span><text:change-end text:change-id="ct105553116725488"/></text:p>
        </text:list-item>
      </text:list>
      <text:h text:style-name="P39" text:outline-level="1"><text:soft-page-break/>Problem Description</text:h>
      <text:p text:style-name="P19"><text:span text:style-name="T15">T</text:span><text:span text:style-name="T13">he Event Admin Specification exists to solve the issue of Eventing within an OSGi framework, so why is it now insufficient?</text:span></text:p>
      <text:h text:style-name="Heading_20_2" text:outline-level="2">Event Schemas and Type Safety</text:h>
      <text:p text:style-name="P63"/>
      <text:p text:style-name="P29"><text:span text:style-name="T20">O</text:span><text:span text:style-name="T21">ne of the primary problems with Event Admin is the inability to reliably and safely consume Events. </text:span>To understand the data in <text:span text:style-name="T19">an Event </text:span>the Event Handler must defensively check for the existence of propert<text:span text:style-name="T19">y keys</text:span>, and then for the type of the value associated with a given key. <text:span text:style-name="T19">This is because there is no concept of “schema” or “contract” for an Event Topic and the messages are untyped, so each participant has to continually work out what kind of message it has received, validate it, handle errors and missing info, work out what it should send in response. </text:span></text:p>
      <text:p text:style-name="P29">Use of the OSGi <text:span text:style-name="T19">DTO and </text:span>Converter <text:span text:style-name="T19">specifications</text:span> <text:span text:style-name="T19">can improve this model, however it significantly increases the amount of boilerplate needed to write both an Event Source and an Event Handler.</text:span></text:p>
      <text:p text:style-name="P30"><text:span text:style-name="T23">Using “schemaless” events</text:span> is fine if we don't want to go to the trouble of defining a contract for a particular interaction, but the risk is that modules become *more* tightly coupled because of hidden assumptions about the form of events they exchange.</text:p>
      <text:h text:style-name="Heading_20_2" text:outline-level="2">Event Monitoring</text:h>
      <text:p text:style-name="P31"/>
      <text:p text:style-name="P31">The current Event Admin only specifies how to send and receive events, but not how to monitor the flow of events in the system. The best that can be achieved is to register an Event Handler which listens to all Event Topics, however this does not <text:span text:style-name="T22">allow for easy filtering of data, nor does it provide information about the source of the event. Tools that wish to analyze the flow of event data through the system are therefore unable to simply do so.</text:span></text:p>
      <text:h text:style-name="Heading_20_2" text:outline-level="2">Unhandled Events</text:h>
      <text:p text:style-name="P45"/>
      <text:p text:style-name="P25"><text:span text:style-name="T17">If an event is sent by an Event Source it is typically expected that there will be at least one listener for the event. </text:span><text:span text:style-name="T16">If there are no listeners then the current Event Admin Behaviour is to silently discard the event. In many systems the correct response to an unhandled event is to halt processing, or at least to warn a user/operator of the unhandled event.</text:span></text:p>
      <text:h text:style-name="P39" text:outline-level="1"><text:soft-page-break/>Use Cases</text:h>
      <text:p text:style-name="Body">The following use cases are predominantly from the BRAIN-IoT project:</text:p>
      <text:h text:style-name="Heading_20_2" text:outline-level="2">Type Safe Eventing</text:h>
      <text:p text:style-name="P26">As a user I wish to produce an Event Handler which consumes events produced by an IoT device. The events have a defined schema and I wish to simply and easily process the event data without having to extensively validate it. The events should therefore be delivered in a type-safe format. <text:span text:style-name="T24">This enables me to write readable, maintainable code with simple logic.</text:span></text:p>
      <text:h text:style-name="P35" text:outline-level="2">Operator Monitoring</text:h>
      <text:p text:style-name="P26">As a systems administrator <text:span text:style-name="T24">I wish to inspect a runtime system to determine that it is operating correctly. This involves viewing the events coming from IoT sensors, and the aggregate statistics events that are published based on the sensor data. This enables me to verify the operation of my system at runtime</text:span></text:p>
      <text:h text:style-name="P36" text:outline-level="2">Dynamic Runtime Assembly</text:h>
      <text:p text:style-name="P27">As a smart systems operator I wish my runtime to detect when new sensors (event sources) have been added that are producing events which are otherwise unhandled. This in turn can notify the operator to install (or automatically install) an Event Handler capable of processing the new Event data.</text:p>
      <text:h text:style-name="P36" text:outline-level="2">Generic Event Handlers</text:h>
      <text:p text:style-name="P28">As a developer I wish to produce a generically configurable event handler which is capable of consuming events, performing some intermediate processing on them, and then publishing on an event based on the processing. </text:p>
      <text:p text:style-name="P28">For example: </text:p>
      <text:list xml:id="list1602577760" text:style-name="L3">
        <text:list-item>
          <text:p text:style-name="P46">I wish to add a “rolling average” function which consumes events from a noisy sensor, and republishes an event containing the average of the last N values. This is then consumed by users interested in the “smoothed” data</text:p>
        </text:list-item>
        <text:list-item>
          <text:p text:style-name="P46">I wish to add a “debounce” function which suppresses events from a detector for a short period of time after it has been triggered. This helps to prevent multiple reactions to the same physical event. The Event Handler therefore consumes and republishes events, but has a “quiet period” after receiving an event during which events are not republished.<text:change-start text:change-id="ct105553116690016"/></text:p>
        </text:list-item>
      </text:list>
      <text:h text:style-name="P37" text:outline-level="2">Listener specific event views<text:change-end text:change-id="ct105553116690016"/><text:change-start text:change-id="ct105553116665952"/></text:h>
      <text:p text:style-name="P48"/>
      <text:p text:style-name="P47"><text:change-end text:change-id="ct105553116665952"/><text:change-start text:change-id="ct105553116609056"/>As <text:change-end text:change-id="ct105553116609056"/><text:change-start text:change-id="ct105553116708864"/>the developer of an Event <text:span text:style-name="T26">Handler</text:span> I wish to consume event<text:change-end text:change-id="ct105553116708864"/><text:change-start text:change-id="ct105553116643024"/> data releva<text:change-end text:change-id="ct105553116643024"/><text:change-start text:change-id="ct105553116629104"/>nt to my <text:span text:style-name="T26">handler</text:span>, without necessarily providing access to the full set of data in the event. For example a “smart weather station” may provide regular events containing<text:change-end text:change-id="ct105553116629104"/><text:change-start text:change-id="ct105553116634384"/> air temperature, barometric pressure, humidity, wind speed and direction etc. If my Event <text:span text:style-name="T26">Handler</text:span> only wishes to react to temperat<text:change-end text:change-id="ct105553116634384"/><text:change-start text:change-id="ct105553116692480"/>ure readings then <text:change-end text:change-id="ct105553116692480"/><text:change-start text:change-id="ct105553116663792"/><text:span text:style-name="T25">requiring it to mirror the entire schema is </text:span><text:change-end text:change-id="ct105553116663792"/><text:change-start text:change-id="ct105553116713184"/><text:span text:style-name="T25">wasteful and confusing.</text:span></text:p>
      <text:p text:style-name="P49"><text:soft-page-break/>It should also be noted that there may be multiple Event <text:span text:style-name="T26">Handlers</text:span> interested in different subsets of the data, for <text:change-end text:change-id="ct105553116713184"/><text:change-start text:change-id="ct105553116714864"/>example <text:change-end text:change-id="ct105553116714864"/><text:change-start text:change-id="ct105553116748592"/>another <text:span text:style-name="T26">handler</text:span> may be interested in wind speeds so that it can <text:change-end text:change-id="ct105553116748592"/><text:change-start text:change-id="ct105553116749552"/>optimize the energy output of a wind farm, and/or shut down <text:change-end text:change-id="ct105553116749552"/><text:change-start text:change-id="ct105553116701360"/>turbines if the wind speed gets too high. These different Event <text:span text:style-name="T26">Handlers</text:span> should be able to consume events from the same Event Source, while using <text:span text:style-name="T26">different </text:span>type-safe <text:change-end text:change-id="ct105553116701360"/><text:change-start text:change-id="ct105553116662352"/><text:span text:style-name="T26">data objects relevant to their domains of interest.</text:span><text:change-end text:change-id="ct105553116662352"/><text:change-start text:change-id="ct105553116746912"/></text:p>
      <text:h text:style-name="P38" text:outline-level="2"><text:change-end text:change-id="ct105553116746912"/><text:change-start text:change-id="ct105553116703040"/>Event Schema versioning<text:change-end text:change-id="ct105553116703040"/><text:change-start text:change-id="ct105553116712224"/></text:h>
      <text:p text:style-name="P51">The schema for an event will change over time as the software (and potentially hardware) is upgraded and enhanced. It must be possible for an Event Handler to safely consume (or filter out) events produced at higher or lower version than the consumer is wired to.</text:p>
      <text:p text:style-name="P51">For example if as a developer I wish to consume data from an Event Source which was only added to the schema in version 1.1 then I must be able to reliably filter out events sent using version 1.0 of the schema, but accept events sent using version 1.2 of the schema.</text:p>
      <text:p text:style-name="P51"><text:change-end text:change-id="ct105553116712224"/><text:change-start text:change-id="ct105553116707840"/>It may also be necessary for an Event Handler to be able to consume events from an older ver<text:change-end text:change-id="ct105553116707840"/><text:change-start text:change-id="ct105553116756032"/>sion of the schema <text:span text:style-name="T27">than they are wired to</text:span>, knowing that some data fields may not be populated.<text:change-end text:change-id="ct105553116756032"/></text:p>
      <text:h text:style-name="P39" text:outline-level="1">Requirements</text:h>
      <text:p text:style-name="Body"><text:span text:style-name="T24">TSE</text:span>-<text:span text:style-name="T24">0</text:span>1<text:span text:style-name="T24">0</text:span> – <text:span text:style-name="T24">The solution MUST enable Event Sources and Event Handlers to work with Type Safe Event objects without requiring the use of an intermediate Map object in </text:span><text:change text:change-id="ct105553116916752"/><text:change-start text:change-id="ct105553116921312"/><text:span text:style-name="T24">application</text:span><text:change-end text:change-id="ct105553116921312"/><text:span text:style-name="T24"> code</text:span></text:p>
      <text:p text:style-name="P27">TSE-020 – The solution SHOULD allow the use of Map structures in Event Handlers and Event Sources to cope with “reflective” operations such as rolling average and debouncing.</text:p>
      <text:p text:style-name="P27">TSE-030 – The solution MUST provide a way for an operator to monitor the events being sent by Event Sources</text:p>
      <text:p text:style-name="P27">TSE-040 – The solution MUST provide a way for a bundle to be notified when there are no suitable Event Handlers to process an Event<text:change-start text:change-id="ct105553116745952"/></text:p>
      <text:p text:style-name="P51">TSE-050 – The solution MUST <text:change-end text:change-id="ct105553116745952"/><text:change-start text:change-id="ct105553116700880"/>allow an Event <text:change-end text:change-id="ct105553116700880"/><text:change-start text:change-id="ct105553116704480"/>Handler<text:change-end text:change-id="ct105553116704480"/><text:change-start text:change-id="ct105553116715824"/> to consume an Event <text:span text:style-name="T28">as</text:span> a Type Safe Event object which is different from the <text:span text:style-name="T28">Type Safe Event Object</text:span> <text:span text:style-name="T28">produced by the Event Source. The Event Handler</text:span><text:change-end text:change-id="ct105553116715824"/><text:change-start text:change-id="ct105553116721344"/><text:span text:style-name="T28">’s</text:span><text:change-end text:change-id="ct105553116721344"/><text:change-start text:change-id="ct105553116719184"/><text:span text:style-name="T28"> Type Safe Object MAY be required to be</text:span> <text:change-end text:change-id="ct105553116719184"/><text:change-start text:change-id="ct105553116708080"/><text:span text:style-name="T28">a partial match for the Event Source’s Type Safe </text:span><text:change-end text:change-id="ct105553116708080"/><text:change-start text:change-id="ct105553116663312"/><text:span text:style-name="T28">Object, </text:span><text:span text:style-name="T18">i.e.</text:span><text:span text:style-name="T28"> the </text:span><text:change-end text:change-id="ct105553116663312"/><text:change-start text:change-id="ct105553116712944"/><text:span text:style-name="T28">Event Bus is not necessarily required to perform schema transformations</text:span><text:change-end text:change-id="ct105553116712944"/><text:change-start text:change-id="ct105553116666672"/><text:span text:style-name="T28"> such as changing field names.</text:span></text:p>
      <text:p text:style-name="P53">TSE-060 – The solution SHOULD <text:change-end text:change-id="ct105553116666672"/><text:change-start text:change-id="ct105553116699200"/>allow an Event Handler to declare a minimum version for the schema of events that it consumes. The aim of this requirement is to prevent errors if two Event Sources deliver events to the <text:change-end text:change-id="ct105553116699200"/><text:change-start text:change-id="ct105553116661152"/>same topic using different schema versions.<text:change-end text:change-id="ct105553116661152"/></text:p>
      <text:h text:style-name="P39" text:outline-level="1"><text:soft-page-break/>Document Support</text:h>
      <text:h text:style-name="P32" text:outline-level="2">References</text:h>
      <text:list xml:id="list1129763761" text:style-name="WW8Num3">
        <text:list-item>
          <text:p text:style-name="P56"><text:bookmark-start text:name="_Ref493020620"/>Bradner, S., Key words for use in RFCs to Indicate Requirement Levels, RFC2119, March 1997.<text:bookmark-end text:name="_Ref493020620"/></text:p>
        </text:list-item>
        <text:list-item>
          <text:p text:style-name="P57">Software Requirements &amp; Specifications. Michael Jackson. ISBN 0-201-87712-0</text:p>
        </text:list-item>
        <text:list-item>
          <text:p text:style-name="P58"><text:bookmark-start text:name="__RefNumPara__1666_2941543155"/><text:span text:style-name="T5">The BRAIN-IoT Horizon 2020 project - </text:span><text:a xlink:type="simple" xlink:href="http://www.brain-iot.eu/" text:style-name="Internet_20_link" text:visited-style-name="Visited_20_Internet_20_Link"><text:span text:style-name="T5">http://www.brain-iot.eu/</text:span></text:a><text:bookmark-end text:name="__RefNumPara__1666_2941543155"/></text:p>
        </text:list-item>
      </text:list>
      <text:p text:style-name="P17"/>
      <text:p text:style-name="P62"/>
      <text:h text:style-name="P32" text:outline-level="2">Author’s Address</text:h>
      <text:p text:style-name="P21"/>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Tim Ward</text:p>
          </table:table-cell>
        </table:table-row>
        <table:table-row table:style-name="Table2.1">
          <table:table-cell table:style-name="Table2.A1" office:value-type="string">
            <text:p text:style-name="P6">Company</text:p>
          </table:table-cell>
          <table:table-cell table:style-name="Table2.B1" office:value-type="string">
            <text:p text:style-name="P7">Paremus</text:p>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10">e-mail</text:p>
          </table:table-cell>
          <table:table-cell table:style-name="Table2.B1" office:value-type="string">
            <text:p text:style-name="P11">tim.ward@paremus.com</text:p>
          </table:table-cell>
        </table:table-row>
      </table:table>
      <text:p text:style-name="P21"/>
      <text:h text:style-name="P32" text:outline-level="2">End of Document</text:h>
      <text:p text:style-name="P2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Helvetica2"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8"><draw:image xlink:href="Pictures/1000020100000427000001D80231D6ACC263EE0A.png" xlink:type="simple" xlink:show="embed" xlink:actuate="onLoad" loext:mime-type="image/png"/></draw:frame><text:tab/><text:user-defined style:data-style-name="N0" text:name="RFP Title">RFP 197 - Type Safe Events</text:user-defined><text:tab/>Page <text:page-number text:select-page="current">9</text:page-number><text:s/>of <text:page-count style:num-format="1">9</text:page-count></text:p>
        <text:p text:style-name="Header"/>
        <text:p text:style-name="Header"><text:tab/>Draft<text:tab/><text:modification-date style:data-style-name="N121">5 July 2019</text:modification-date></text:p>
      </style:header>
      <style:footer>
        <text:p text:style-name="MP1">Copyright © <text:span text:style-name="MT1">OSGi Alliance </text:span><text:span text:style-name="MT1"><text:modification-date style:data-style-name="N122">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2">2019</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MacOSX_X86_64 LibreOffice_project/aecc05fe267cc68dde00352a451aa867b3b546ac</meta:generator>
    <meta:creation-date>2019-06-18T14:30:49.414821102</meta:creation-date>
    <meta:editing-cycles>6</meta:editing-cycles>
    <meta:editing-duration>PT1H13M28S</meta:editing-duration>
    <dc:date>2019-07-05T10:03:11.749780832</dc:date>
    <meta:document-statistic meta:table-count="2" meta:image-count="2" meta:object-count="0" meta:page-count="9" meta:paragraph-count="129" meta:word-count="2898" meta:character-count="17708" meta:non-whitespace-character-count="14942"/>
    <meta:user-defined meta:name="Info"/>
    <meta:user-defined meta:name="Info 3"/>
    <meta:user-defined meta:name="Info 4"/>
    <meta:user-defined meta:name="RFP Title">RFP 197 - Type Safe Events</meta:user-defined>
  </office:meta>
</office:document-meta>
</file>